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obinmoisson.github.io/staticrypt" text:style-name="Internet_20_link" text:visited-style-name="Visited_20_Internet_20_Link">https://robinmoisson.github.io/staticrypt</text:a></text:p>
      <text:p text:style-name="P1"/>
      <text:p text:style-name="P1">after download:</text:p>
      <text:p text:style-name="P1">change DECRYPT to ENTER</text:p>
      <text:p text:style-name="P1">change Protected Page to MEMBERS ONLY</text:p>
      <text:p text:style-name="P1">change template_error to INVALID PASSWORD</text:p>
      <text:p text:style-name="P1">change background color to #0478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leen Doss</meta:initial-creator>
    <meta:creation-date>2024-01-16T09:11:34.73</meta:creation-date>
    <dc:date>2024-01-28T07:55:45.58</dc:date>
    <dc:creator>Kathleen Doss</dc:creator>
    <meta:editing-duration>PT35M28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6" meta:word-count="23" meta:character-count="191"/>
  </office:meta>
</office:document-meta>
</file>